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mbria" svg:font-family="Cambria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4" style:family="table-cell" style:parent-style-name="Default" style:data-style-name="N37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o1" style:family="table-column">
      <style:table-column-properties fo:break-before="auto" style:column-width="4.16983333333333cm"/>
    </style:style>
    <style:style style:name="co2" style:family="table-column">
      <style:table-column-properties fo:break-before="auto" style:column-width="2.89983333333333cm"/>
    </style:style>
    <style:style style:name="co3" style:family="table-column">
      <style:table-column-properties fo:break-before="auto" style:column-width="2.83633333333333cm"/>
    </style:style>
    <style:style style:name="co4" style:family="table-column">
      <style:table-column-properties fo:break-before="auto" style:column-width="3.19616666666667cm"/>
    </style:style>
    <style:style style:name="co5" style:family="table-column">
      <style:table-column-properties fo:break-before="auto" style:column-width="4.064cm"/>
    </style:style>
    <style:style style:name="co6" style:family="table-column">
      <style:table-column-properties fo:break-before="auto" style:column-width="2.26483333333333cm"/>
    </style:style>
    <style:style style:name="co7" style:family="table-column">
      <style:table-column-properties fo:break-before="auto" style:column-width="2.75166666666667cm"/>
    </style:style>
    <style:style style:name="co8" style:family="table-column">
      <style:table-column-properties fo:break-before="auto" style:column-width="2.6035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201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Gráfico 1" svg:x="2.1992in" svg:y="2.0079in" svg:width="7.4457in" svg:height="4.3602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">
            <text:p>names</text:p>
          </table:table-cell>
          <table:table-cell office:value-type="string" table:style-name="ce2">
            <text:p>Glucose</text:p>
          </table:table-cell>
          <table:table-cell office:value-type="string" table:style-name="ce2">
            <text:p>Propionate</text:p>
          </table:table-cell>
          <table:table-cell office:value-type="string" table:style-name="ce2">
            <text:p>Butyrate</text:p>
          </table:table-cell>
          <table:table-cell office:value-type="string" table:style-name="ce2">
            <text:p>Xylose</text:p>
          </table:table-cell>
          <table:table-cell office:value-type="string" table:style-name="ce2">
            <text:p>Pyruvate</text:p>
          </table:table-cell>
          <table:table-cell office:value-type="string" table:style-name="ce2">
            <text:p>Acetate</text:p>
          </table:table-cell>
          <table:table-cell office:value-type="string" table:style-name="ce2">
            <text:p>Isobutanol</text:p>
          </table:table-cell>
          <table:table-cell office:value-type="string" table:style-name="ce2">
            <text:p>Succinate</text:p>
          </table:table-cell>
          <table:table-cell office:value-type="string" table:style-name="ce2">
            <text:p>Isocitrate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xAMINOACID</text:p>
          </table:table-cell>
          <table:table-cell office:value-type="float" office:value="0.1056916" table:style-name="ce3">
            <text:p>0.1056916</text:p>
          </table:table-cell>
          <table:table-cell office:value-type="float" office:value="0.1056916" table:style-name="ce3">
            <text:p>0.1056916</text:p>
          </table:table-cell>
          <table:table-cell office:value-type="float" office:value="0.1056916" table:style-name="ce3">
            <text:p>0.1056916</text:p>
          </table:table-cell>
          <table:table-cell office:value-type="float" office:value="0.1056916" table:style-name="ce3">
            <text:p>0.1056916</text:p>
          </table:table-cell>
          <table:table-cell office:value-type="float" office:value="0.1056916" table:style-name="ce3">
            <text:p>0.1056916</text:p>
          </table:table-cell>
          <table:table-cell office:value-type="float" office:value="0.1056916" table:style-name="ce3">
            <text:p>0.1056916</text:p>
          </table:table-cell>
          <table:table-cell office:value-type="float" office:value="0.10569199999999999" table:style-name="ce3">
            <text:p>0.105692</text:p>
          </table:table-cell>
          <table:table-cell office:value-type="float" office:value="0.10569199999999999" table:style-name="ce3">
            <text:p>0.105692</text:p>
          </table:table-cell>
          <table:table-cell office:value-type="float" office:value="0.1056916" table:style-name="ce3">
            <text:p>0.105691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xBIOMASS</text:p>
          </table:table-cell>
          <table:table-cell office:value-type="float" office:value="0.1056916" table:style-name="ce3">
            <text:p>0.1056916</text:p>
          </table:table-cell>
          <table:table-cell office:value-type="float" office:value="0.1056916" table:style-name="ce3">
            <text:p>0.1056916</text:p>
          </table:table-cell>
          <table:table-cell office:value-type="float" office:value="0.1056916" table:style-name="ce3">
            <text:p>0.1056916</text:p>
          </table:table-cell>
          <table:table-cell office:value-type="float" office:value="0.1056916" table:style-name="ce3">
            <text:p>0.1056916</text:p>
          </table:table-cell>
          <table:table-cell office:value-type="float" office:value="0.1056916" table:style-name="ce3">
            <text:p>0.1056916</text:p>
          </table:table-cell>
          <table:table-cell office:value-type="float" office:value="0.1056916" table:style-name="ce3">
            <text:p>0.1056916</text:p>
          </table:table-cell>
          <table:table-cell office:value-type="float" office:value="0.10569199999999999" table:style-name="ce3">
            <text:p>0.105692</text:p>
          </table:table-cell>
          <table:table-cell office:value-type="float" office:value="0.10569199999999999" table:style-name="ce3">
            <text:p>0.105692</text:p>
          </table:table-cell>
          <table:table-cell office:value-type="float" office:value="0.1056916" table:style-name="ce3">
            <text:p>0.105691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xLIPID</text:p>
          </table:table-cell>
          <table:table-cell office:value-type="float" office:value="1.056916E-4" table:style-name="ce3">
            <text:p>0.000105692</text:p>
          </table:table-cell>
          <table:table-cell office:value-type="float" office:value="1.056916E-4" table:style-name="ce3">
            <text:p>0.000105692</text:p>
          </table:table-cell>
          <table:table-cell office:value-type="float" office:value="1.056916E-4" table:style-name="ce3">
            <text:p>0.000105692</text:p>
          </table:table-cell>
          <table:table-cell office:value-type="float" office:value="1.056916E-4" table:style-name="ce3">
            <text:p>0.000105692</text:p>
          </table:table-cell>
          <table:table-cell office:value-type="float" office:value="1.056916E-4" table:style-name="ce3">
            <text:p>0.000105692</text:p>
          </table:table-cell>
          <table:table-cell office:value-type="float" office:value="1.056916E-4" table:style-name="ce3">
            <text:p>0.000105692</text:p>
          </table:table-cell>
          <table:table-cell office:value-type="float" office:value="1.06E-4" table:style-name="ce4">
            <text:p>0.00010600</text:p>
          </table:table-cell>
          <table:table-cell office:value-type="float" office:value="1.06E-4" table:style-name="ce4">
            <text:p>0.00010600</text:p>
          </table:table-cell>
          <table:table-cell office:value-type="float" office:value="1.056916E-4" table:style-name="ce3">
            <text:p>0.00010569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xPOOL_AC_EM</text:p>
          </table:table-cell>
          <table:table-cell office:value-type="float" office:value="1.007049E-2" table:style-name="ce3">
            <text:p>0.01007049</text:p>
          </table:table-cell>
          <table:table-cell office:value-type="float" office:value="5.9353749999999997E-3" table:style-name="ce3">
            <text:p>0.005935375</text:p>
          </table:table-cell>
          <table:table-cell office:value-type="float" office:value="1.1193089999999999E-2" table:style-name="ce3">
            <text:p>0.01119309</text:p>
          </table:table-cell>
          <table:table-cell office:value-type="float" office:value="1.007049E-2" table:style-name="ce3">
            <text:p>0.01007049</text:p>
          </table:table-cell>
          <table:table-cell office:value-type="float" office:value="9.8027610000000001E-3" table:style-name="ce3">
            <text:p>0.00980276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.6800000000000001E-4" table:style-name="ce3">
            <text:p>0.000268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xPOOL_FA_LP</text:p>
          </table:table-cell>
          <table:table-cell office:value-type="float" office:value="3.5030499999999997E-4" table:style-name="ce3">
            <text:p>0.000350305</text:p>
          </table:table-cell>
          <table:table-cell office:value-type="float" office:value="3.5030499999999997E-4" table:style-name="ce3">
            <text:p>0.000350305</text:p>
          </table:table-cell>
          <table:table-cell office:value-type="float" office:value="3.5030499999999997E-4" table:style-name="ce3">
            <text:p>0.000350305</text:p>
          </table:table-cell>
          <table:table-cell office:value-type="float" office:value="3.5030499999999997E-4" table:style-name="ce3">
            <text:p>0.000350305</text:p>
          </table:table-cell>
          <table:table-cell office:value-type="float" office:value="3.5030499999999997E-4" table:style-name="ce3">
            <text:p>0.000350305</text:p>
          </table:table-cell>
          <table:table-cell office:value-type="float" office:value="3.5030499999999997E-4" table:style-name="ce3">
            <text:p>0.000350305</text:p>
          </table:table-cell>
          <table:table-cell office:value-type="float" office:value="3.5E-4" table:style-name="ce3">
            <text:p>0.00035</text:p>
          </table:table-cell>
          <table:table-cell office:value-type="float" office:value="3.5E-4" table:style-name="ce3">
            <text:p>0.00035</text:p>
          </table:table-cell>
          <table:table-cell office:value-type="float" office:value="3.5030499999999997E-4" table:style-name="ce3">
            <text:p>0.00035030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y30008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-7.7037199999999994E-34" table:style-name="ce3">
            <text:p>-7.70372E-3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y300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.6296499999999992E-35" table:style-name="ce3">
            <text:p>9.62965E-3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y300102</text:p>
          </table:table-cell>
          <table:table-cell office:value-type="float" office:value="-2.0317899999999999E-17" table:style-name="ce3">
            <text:p>-2.03179E-17</text:p>
          </table:table-cell>
          <table:table-cell office:value-type="float" office:value="-7.1123660000000004E-17" table:style-name="ce3">
            <text:p>-7.11237E-17</text:p>
          </table:table-cell>
          <table:table-cell office:value-type="float" office:value="-1.563603E-18" table:style-name="ce3">
            <text:p>-1.5636E-18</text:p>
          </table:table-cell>
          <table:table-cell office:value-type="float" office:value="-4.6936520000000002E-17" table:style-name="ce3">
            <text:p>-4.69365E-17</text:p>
          </table:table-cell>
          <table:table-cell office:value-type="float" office:value="-1.0278079999999999E-16" table:style-name="ce3">
            <text:p>-1.02781E-16</text:p>
          </table:table-cell>
          <table:table-cell office:value-type="float" office:value="-8.3067600000000006E-18" table:style-name="ce3">
            <text:p>-8.30676E-1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-2.284467E-18" table:style-name="ce3">
            <text:p>-2.28447E-18</text:p>
          </table:table-cell>
          <table:table-cell table:number-columns-repeated="16374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mbria" svg:font-family="Cambria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7">
      <number:number number:decimal-places="8" number:min-decimal-places="8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dc:creator>rodrigo guerrero alejos</dc:creator>
    <meta:creation-date>2023-06-22T23:41:23Z</meta:creation-date>
    <dc:date>2023-07-01T20:37:28Z</dc:date>
    <meta:editing-cycles>3</meta:editing-cycles>
    <meta:editing-duration>PT370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579d1c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7e0021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83caff" draw:opacity="100%" draw:stroke="none"/>
    </style:style>
    <style:style style:family="chart" style:name="G0S6">
      <style:chart-properties chart:symbol-type="none" chart:vertical="false" chart:connect-bars="false" chart:solid-type="cuboid" chart:stacked="false" chart:percentage="false"/>
      <style:graphic-properties draw:fill="solid" draw:fill-color="#314004" draw:opacity="100%" draw:stroke="none"/>
    </style:style>
    <style:style style:family="chart" style:name="G0S7">
      <style:chart-properties chart:symbol-type="none" chart:vertical="false" chart:connect-bars="false" chart:solid-type="cuboid" chart:stacked="false" chart:percentage="false"/>
      <style:graphic-properties draw:fill="solid" draw:fill-color="#aecf00" draw:opacity="100%" draw:stroke="non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313.9343307086614pt" svg:width="536.090393700787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B$1:.$J$1"/>
          </chart:axis>
          <chart:series chart:label-cell-address="Sheet1.$A$2" chart:values-cell-range-address="Sheet1.$B$2:.$J$2" chart:class="chart:bar" chart:attached-axis="primary-y" chart:style-name="G0S0">
            <chart:data-point chart:repeated="9"/>
          </chart:series>
          <chart:series chart:label-cell-address="Sheet1.$A$3" chart:values-cell-range-address="Sheet1.$B$3:.$J$3" chart:class="chart:bar" chart:attached-axis="primary-y" chart:style-name="G0S1">
            <chart:data-point chart:repeated="9"/>
          </chart:series>
          <chart:series chart:label-cell-address="Sheet1.$A$4" chart:values-cell-range-address="Sheet1.$B$4:.$J$4" chart:class="chart:bar" chart:attached-axis="primary-y" chart:style-name="G0S2">
            <chart:data-point chart:repeated="9"/>
          </chart:series>
          <chart:series chart:label-cell-address="Sheet1.$A$5" chart:values-cell-range-address="Sheet1.$B$5:.$J$5" chart:class="chart:bar" chart:attached-axis="primary-y" chart:style-name="G0S3">
            <chart:data-point chart:repeated="9"/>
          </chart:series>
          <chart:series chart:label-cell-address="Sheet1.$A$6" chart:values-cell-range-address="Sheet1.$B$6:.$J$6" chart:class="chart:bar" chart:attached-axis="primary-y" chart:style-name="G0S4">
            <chart:data-point chart:repeated="9"/>
          </chart:series>
          <chart:series chart:label-cell-address="Sheet1.$A$7" chart:values-cell-range-address="Sheet1.$B$7:.$J$7" chart:class="chart:bar" chart:attached-axis="primary-y" chart:style-name="G0S5">
            <chart:data-point chart:repeated="9"/>
          </chart:series>
          <chart:series chart:label-cell-address="Sheet1.$A$8" chart:values-cell-range-address="Sheet1.$B$8:.$J$8" chart:class="chart:bar" chart:attached-axis="primary-y" chart:style-name="G0S6">
            <chart:data-point chart:repeated="9"/>
          </chart:series>
          <chart:series chart:label-cell-address="Sheet1.$A$9" chart:values-cell-range-address="Sheet1.$B$9:.$J$9" chart:class="chart:bar" chart:attached-axis="primary-y" chart:style-name="G0S7"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